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2910.0">
            <text:p>2910</text:p>
          </table:table-cell>
          <table:table-cell office:value-type="float" office:value="51869.0">
            <text:p>5186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03.0">
            <text:p>-403</text:p>
          </table:table-cell>
          <table:table-cell office:value-type="float" office:value="-34909.0">
            <text:p>-34909</text:p>
          </table:table-cell>
          <table:table-cell office:value-type="float" office:value="7505.0">
            <text:p>7505</text:p>
          </table:table-cell>
          <table:table-cell office:value-type="float" office:value="335636.0">
            <text:p>335636</text:p>
          </table:table-cell>
          <table:table-cell office:value-type="float" office:value="-487.0">
            <text:p>-487</text:p>
          </table:table-cell>
          <table:table-cell office:value-type="float" office:value="-79719.0">
            <text:p>-79719</text:p>
          </table:table-cell>
          <table:table-cell office:value-type="float" office:value="-316.0">
            <text:p>-316</text:p>
          </table:table-cell>
          <table:table-cell office:value-type="float" office:value="11707.0">
            <text:p>11707</text:p>
          </table:table-cell>
          <table:table-cell office:value-type="float" office:value="-16960.0">
            <text:p>-16960</text:p>
          </table:table-cell>
          <table:table-cell office:value-type="float" office:value="-267624.0">
            <text:p>-267624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10864.0">
            <text:p>-10864</text:p>
          </table:table-cell>
          <table:table-cell office:value-type="float" office:value="-63482.0">
            <text:p>-634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77.0">
            <text:p>3377</text:p>
          </table:table-cell>
          <table:table-cell office:value-type="float" office:value="23291.0">
            <text:p>23291</text:p>
          </table:table-cell>
          <table:table-cell office:value-type="float" office:value="-7257.0">
            <text:p>-7257</text:p>
          </table:table-cell>
          <table:table-cell office:value-type="float" office:value="94074.0">
            <text:p>94074</text:p>
          </table:table-cell>
          <table:table-cell office:value-type="float" office:value="181.0">
            <text:p>181</text:p>
          </table:table-cell>
          <table:table-cell office:value-type="float" office:value="20.0">
            <text:p>20</text:p>
          </table:table-cell>
          <table:table-cell office:value-type="float" office:value="8860.0">
            <text:p>8860</text:p>
          </table:table-cell>
          <table:table-cell office:value-type="float" office:value="-27046.0">
            <text:p>-27046</text:p>
          </table:table-cell>
          <table:table-cell office:value-type="float" office:value="40191.0">
            <text:p>40191</text:p>
          </table:table-cell>
          <table:table-cell office:value-type="float" office:value="-67048.0">
            <text:p>-67048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9208.0">
            <text:p>-9208</text:p>
          </table:table-cell>
          <table:table-cell office:value-type="float" office:value="-67423738.0">
            <text:p>-67423738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